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format="1" text:start-value="2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 text:start-value="2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format="1" text:start-value="2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 text:start-value="2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format="1" text:start-value="2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 text:start-value="2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 style:page-number="1"/>
      <style:text-properties fo:language="en" fo:country="US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T12" style:parent-style-name="DefaultParagraphFont" style:family="text">
      <style:text-properties fo:color="#484848" fo:font-size="10.5pt" style:font-size-asian="10.5pt" style:font-size-complex="10.5pt" fo:language="en" fo:country="US"/>
    </style:style>
    <style:style style:name="T13" style:parent-style-name="Hyperlink" style:family="text">
      <style:text-properties fo:font-size="10.5pt" style:font-size-asian="10.5pt" style:font-size-complex="10.5pt" fo:language="en" fo:country="US"/>
    </style:style>
    <style:style style:name="T14" style:parent-style-name="DefaultParagraphFont" style:family="text">
      <style:text-properties fo:color="#484848" fo:font-size="10.5pt" style:font-size-asian="10.5pt" style:font-size-complex="10.5pt" fo:language="en" fo:country="US"/>
    </style:style>
    <style:style style:name="T15" style:parent-style-name="DefaultParagraphFont" style:family="text">
      <style:text-properties fo:color="#484848" fo:font-size="10.5pt" style:font-size-asian="10.5pt" style:font-size-complex="10.5pt" fo:language="en" fo:country="US"/>
    </style:style>
    <style:style style:name="T16" style:parent-style-name="DefaultParagraphFont" style:family="text">
      <style:text-properties fo:color="#484848" fo:font-size="10.5pt" style:font-size-asian="10.5pt" style:font-size-complex="10.5pt" fo:language="en" fo:country="US"/>
    </style:style>
    <style:style style:name="T17" style:parent-style-name="DefaultParagraphFont" style:family="text">
      <style:text-properties fo:color="#484848" fo:font-size="10.5pt" style:font-size-asian="10.5pt" style:font-size-complex="10.5pt" fo:language="en" fo:country="US"/>
    </style:style>
    <style:style style:name="P18" style:parent-style-name="ListParagraph" style:family="paragraph">
      <style:paragraph-properties fo:margin-top="0.1527in" fo:margin-bottom="0.1527in"/>
    </style:style>
    <style:style style:name="T19" style:parent-style-name="DefaultParagraphFont" style:family="text">
      <style:text-properties fo:language="en" fo:country="US"/>
    </style:style>
    <style:style style:name="P20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21" style:parent-style-name="Normal" style:family="paragraph"/>
    <style:style style:name="T22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23" style:parent-style-name="DefaultParagraphFont" style:family="text">
      <style:text-properties fo:font-weight="bold" style:font-weight-asian="bold" style:font-weight-complex="bold" fo:color="#484848" fo:font-size="10.5pt" style:font-size-asian="10.5pt" style:font-size-complex="10.5pt" fo:background-color="#FFFFFF" fo:language="en" fo:country="US"/>
    </style:style>
    <style:style style:name="T24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P25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26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27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28" style:parent-style-name="Normal" style:family="paragraph"/>
    <style:style style:name="T29" style:parent-style-name="DefaultParagraphFont" style:family="text">
      <style:text-properties style:font-name="Courier New" style:font-name-asian="Courier New" style:font-name-complex="Courier New" fo:language="en" fo:country="US"/>
    </style:style>
    <style:style style:name="T30" style:parent-style-name="DefaultParagraphFont" style:family="text">
      <style:text-properties style:font-name="Courier New" style:font-name-asian="Courier New" style:font-name-complex="Courier New" fo:language="en" fo:country="US"/>
    </style:style>
    <style:style style:name="T31" style:parent-style-name="Hyperlink" style:family="text">
      <style:text-properties style:font-name="Courier New" style:font-name-asian="Courier New" style:font-name-complex="Courier New" fo:language="en" fo:country="US"/>
    </style:style>
    <style:style style:name="T32" style:parent-style-name="DefaultParagraphFont" style:family="text">
      <style:text-properties style:font-name="Courier New" style:font-name-asian="Courier New" style:font-name-complex="Courier New" fo:language="en" fo:country="US"/>
    </style:style>
    <style:style style:name="P33" style:parent-style-name="Normal" style:family="paragraph"/>
    <style:style style:name="T34" style:parent-style-name="DefaultParagraphFont" style:family="text">
      <style:text-properties style:font-name="Courier New" style:font-name-asian="Courier New" style:font-name-complex="Courier New" fo:language="en" fo:country="US"/>
    </style:style>
    <style:style style:name="T35" style:parent-style-name="Hyperlink" style:family="text">
      <style:text-properties style:font-name="Courier New" style:font-name-asian="Courier New" style:font-name-complex="Courier New" fo:language="en" fo:country="US"/>
    </style:style>
    <style:style style:name="T36" style:parent-style-name="DefaultParagraphFont" style:family="text">
      <style:text-properties style:font-name="Courier New" style:font-name-asian="Courier New" style:font-name-complex="Courier New" fo:language="en" fo:country="US"/>
    </style:style>
    <style:style style:name="T37" style:parent-style-name="DefaultParagraphFont" style:family="text">
      <style:text-properties style:font-name="Courier New" style:font-name-asian="Courier New" style:font-name-complex="Courier New" fo:language="en" fo:country="US"/>
    </style:style>
    <style:style style:name="P38" style:parent-style-name="Normal" style:family="paragraph"/>
    <style:style style:name="T39" style:parent-style-name="DefaultParagraphFont" style:family="text">
      <style:text-properties style:font-name="Calibri" style:font-name-asian="MS Gothic" style:font-name-complex="Times New Roman" fo:font-size="12pt" style:font-size-asian="12pt" style:font-size-complex="12pt" fo:language="en" fo:country="US"/>
    </style:style>
    <style:style style:name="T40" style:parent-style-name="DefaultParagraphFont" style:family="text">
      <style:text-properties style:font-name="Courier New" style:font-name-asian="Courier New" style:font-name-complex="Courier New" fo:language="en" fo:country="US"/>
    </style:style>
    <style:style style:name="P41" style:parent-style-name="Normal" style:family="paragraph">
      <style:text-properties style:font-name="Courier New" style:font-name-asian="Courier New" style:font-name-complex="Courier New" fo:language="en" fo:country="US"/>
    </style:style>
    <style:style style:name="P42" style:parent-style-name="Normal" style:family="paragraph">
      <style:text-properties fo:color="#484848" fo:background-color="#FFFFFF" fo:language="en" fo:country="US"/>
    </style:style>
    <style:style style:name="P43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44" style:parent-style-name="Normal" style:family="paragraph"/>
    <style:style style:name="T45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46" style:parent-style-name="DefaultParagraphFont" style:family="text">
      <style:text-properties style:font-name="Segoe UI Emoji" style:font-name-asian="Segoe UI Emoji" style:font-name-complex="Segoe UI Emoji" fo:color="#484848" fo:font-size="10.5pt" style:font-size-asian="10.5pt" style:font-size-complex="10.5pt" fo:background-color="#FFFFFF" fo:language="en" fo:country="US"/>
    </style:style>
    <style:style style:name="P47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48" style:parent-style-name="Normal" style:family="paragraph"/>
    <style:style style:name="T49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50" style:parent-style-name="DefaultParagraphFont" style:family="text">
      <style:text-properties style:font-name="Segoe UI Emoji" style:font-name-asian="Segoe UI Emoji" style:font-name-complex="Segoe UI Emoji" fo:color="#484848" fo:font-size="10.5pt" style:font-size-asian="10.5pt" style:font-size-complex="10.5pt" fo:background-color="#FFFFFF" fo:language="en" fo:country="US"/>
    </style:style>
    <style:style style:name="T51" style:parent-style-name="DefaultParagraphFont" style:family="text">
      <style:text-properties style:font-name="Segoe UI Emoji" style:font-name-asian="Segoe UI Emoji" style:font-name-complex="Segoe UI Emoji" fo:color="#484848" fo:font-size="10.5pt" style:font-size-asian="10.5pt" style:font-size-complex="10.5pt" fo:background-color="#FFFFFF" fo:language="en" fo:country="US"/>
    </style:style>
    <style:style style:name="T52" style:parent-style-name="DefaultParagraphFont" style:family="text">
      <style:text-properties style:font-name="Segoe UI Emoji" style:font-name-asian="Segoe UI Emoji" style:font-name-complex="Segoe UI Emoji" fo:color="#484848" fo:font-size="10.5pt" style:font-size-asian="10.5pt" style:font-size-complex="10.5pt" fo:background-color="#FFFFFF" fo:language="en" fo:country="US"/>
    </style:style>
    <style:style style:name="P53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54" style:parent-style-name="Normal" style:family="paragraph"/>
    <style:style style:name="T55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56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57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58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P59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60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61" style:parent-style-name="Normal" style:family="paragraph"/>
    <style:style style:name="T62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63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64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65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66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67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68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69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P70" style:parent-style-name="Normal" style:family="paragraph">
      <style:paragraph-properties fo:margin-left="1in">
        <style:tab-stops/>
      </style:paragraph-properties>
    </style:style>
    <style:style style:name="T71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72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73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74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75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P76" style:parent-style-name="Normal" style:family="paragraph">
      <style:paragraph-properties fo:margin-left="1in">
        <style:tab-stops/>
      </style:paragraph-properties>
      <style:text-properties fo:color="#484848" fo:font-size="10.5pt" style:font-size-asian="10.5pt" style:font-size-complex="10.5pt" fo:background-color="#FFFFFF" fo:language="en" fo:country="US"/>
    </style:style>
    <style:style style:name="P77" style:parent-style-name="Normal" style:family="paragraph">
      <style:paragraph-properties fo:margin-left="1in">
        <style:tab-stops/>
      </style:paragraph-properties>
    </style:style>
    <style:style style:name="T78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79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80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81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82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83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P84" style:parent-style-name="Normal" style:family="paragraph">
      <style:paragraph-properties fo:margin-left="1in">
        <style:tab-stops/>
      </style:paragraph-properties>
    </style:style>
    <style:style style:name="T85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86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87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88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89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90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91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92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93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94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95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P96" style:parent-style-name="Normal" style:family="paragraph">
      <style:paragraph-properties fo:margin-left="1in">
        <style:tab-stops/>
      </style:paragraph-properties>
      <style:text-properties fo:color="#484848" fo:font-size="10.5pt" style:font-size-asian="10.5pt" style:font-size-complex="10.5pt" fo:background-color="#FFFFFF" fo:language="en" fo:country="US"/>
    </style:style>
    <style:style style:name="P97" style:parent-style-name="Normal" style:family="paragraph">
      <style:paragraph-properties fo:margin-left="1in">
        <style:tab-stops/>
      </style:paragraph-properties>
    </style:style>
    <style:style style:name="T98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99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00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01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02" style:parent-style-name="DefaultParagraphFont" style:family="text">
      <style:text-properties style:font-name="Segoe UI Emoji" style:font-name-asian="Segoe UI Emoji" style:font-name-complex="Segoe UI Emoji" fo:color="#484848" fo:font-size="10.5pt" style:font-size-asian="10.5pt" style:font-size-complex="10.5pt" fo:background-color="#FFFFFF" fo:language="en" fo:country="US"/>
    </style:style>
    <style:style style:name="T103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04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05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06" style:parent-style-name="DefaultParagraphFont" style:family="text">
      <style:text-properties style:font-name="Segoe UI Emoji" style:font-name-asian="Segoe UI Emoji" style:font-name-complex="Segoe UI Emoji" fo:color="#484848" fo:font-size="10.5pt" style:font-size-asian="10.5pt" style:font-size-complex="10.5pt" fo:background-color="#FFFFFF" fo:language="en" fo:country="US"/>
    </style:style>
    <style:style style:name="P107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108" style:parent-style-name="Normal" style:family="paragraph"/>
    <style:style style:name="T109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10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11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12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P113" style:parent-style-name="Normal" style:family="paragraph"/>
    <style:style style:name="T114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15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P116" style:parent-style-name="Normal" style:family="paragraph"/>
    <style:style style:name="T117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18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19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20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21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22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23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24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25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26" style:parent-style-name="DefaultParagraphFont" style:family="text">
      <style:text-properties style:font-name="Segoe UI Emoji" style:font-name-asian="Segoe UI Emoji" style:font-name-complex="Segoe UI Emoji" fo:color="#484848" fo:font-size="10.5pt" style:font-size-asian="10.5pt" style:font-size-complex="10.5pt" fo:background-color="#FFFFFF" fo:language="en" fo:country="US"/>
    </style:style>
    <style:style style:name="T127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28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29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P130" style:parent-style-name="Normal" style:family="paragraph"/>
    <style:style style:name="T131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32" style:parent-style-name="DefaultParagraphFont" style:family="text">
      <style:text-properties fo:color="#484848" fo:font-size="10.5pt" style:font-size-asian="10.5pt" style:font-size-complex="10.5pt" fo:background-color="#FFFFFF"/>
    </style:style>
    <style:style style:name="P133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134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135" style:parent-style-name="Normal" style:family="paragraph"/>
    <style:style style:name="T136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37" style:parent-style-name="DefaultParagraphFont" style:family="text">
      <style:text-properties style:font-name="Segoe UI Emoji" style:font-name-asian="Segoe UI Emoji" style:font-name-complex="Segoe UI Emoji" fo:color="#484848" fo:font-size="10.5pt" style:font-size-asian="10.5pt" style:font-size-complex="10.5pt" fo:background-color="#FFFFFF" fo:language="en" fo:country="US"/>
    </style:style>
    <style:style style:name="T138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P139" style:parent-style-name="Normal" style:family="paragraph">
      <style:text-properties fo:color="#484848" fo:font-size="10.5pt" style:font-size-asian="10.5pt" style:font-size-complex="10.5pt" fo:background-color="#FFFFFF" fo:language="en" fo:country="US"/>
    </style:style>
    <style:style style:name="P140" style:parent-style-name="Normal" style:family="paragraph"/>
    <style:style style:name="T141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42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43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44" style:parent-style-name="DefaultParagraphFont" style:family="text">
      <style:text-properties style:font-name="Consolas" style:font-name-asian="Consolas" style:font-name-complex="Consolas" fo:color="#8959A8" fo:font-size="10.5pt" style:font-size-asian="10.5pt" style:font-size-complex="10.5pt" fo:language="en" fo:country="US"/>
    </style:style>
    <style:style style:name="T145" style:parent-style-name="DefaultParagraphFont" style:family="text">
      <style:text-properties style:font-name="Consolas" style:font-name-asian="Consolas" style:font-name-complex="Consolas" fo:color="#4D4D4C" fo:font-size="10.5pt" style:font-size-asian="10.5pt" style:font-size-complex="10.5pt" fo:language="en" fo:country="US"/>
    </style:style>
    <style:style style:name="T146" style:parent-style-name="DefaultParagraphFont" style:family="text">
      <style:text-properties style:font-name="Consolas" style:font-name-asian="Consolas" style:font-name-complex="Consolas" fo:color="#718C00" fo:font-size="10.5pt" style:font-size-asian="10.5pt" style:font-size-complex="10.5pt" fo:language="en" fo:country="US"/>
    </style:style>
    <style:style style:name="T147" style:parent-style-name="DefaultParagraphFont" style:family="text">
      <style:text-properties style:font-name="Consolas" style:font-name-asian="Consolas" style:font-name-complex="Consolas" fo:color="#4D4D4C" fo:font-size="10.5pt" style:font-size-asian="10.5pt" style:font-size-complex="10.5pt" fo:language="en" fo:country="US"/>
    </style:style>
    <style:style style:name="T148" style:parent-style-name="DefaultParagraphFont" style:family="text">
      <style:text-properties style:font-name="Consolas" style:font-name-asian="Consolas" style:font-name-complex="Consolas" fo:color="#718C00" fo:font-size="10.5pt" style:font-size-asian="10.5pt" style:font-size-complex="10.5pt" fo:language="en" fo:country="US"/>
    </style:style>
    <style:style style:name="T149" style:parent-style-name="DefaultParagraphFont" style:family="text">
      <style:text-properties style:font-name="Consolas" style:font-name-asian="Consolas" style:font-name-complex="Consolas" fo:color="#4D4D4C" fo:font-size="10.5pt" style:font-size-asian="10.5pt" style:font-size-complex="10.5pt" fo:language="en" fo:country="US"/>
    </style:style>
    <style:style style:name="T150" style:parent-style-name="DefaultParagraphFont" style:family="text">
      <style:text-properties style:font-name="Consolas" style:font-name-asian="Consolas" style:font-name-complex="Consolas" fo:color="#8959A8" fo:font-size="10.5pt" style:font-size-asian="10.5pt" style:font-size-complex="10.5pt" fo:language="en" fo:country="US"/>
    </style:style>
    <style:style style:name="T151" style:parent-style-name="DefaultParagraphFont" style:family="text">
      <style:text-properties style:font-name="Consolas" style:font-name-asian="Consolas" style:font-name-complex="Consolas" fo:color="#4D4D4C" fo:font-size="10.5pt" style:font-size-asian="10.5pt" style:font-size-complex="10.5pt" fo:language="en" fo:country="US"/>
    </style:style>
    <style:style style:name="T152" style:parent-style-name="DefaultParagraphFont" style:family="text">
      <style:text-properties style:font-name="Consolas" style:font-name-asian="Consolas" style:font-name-complex="Consolas" fo:color="#4D4D4C" fo:font-size="10.5pt" style:font-size-asian="10.5pt" style:font-size-complex="10.5pt" fo:language="en" fo:country="US"/>
    </style:style>
    <style:style style:name="T153" style:parent-style-name="DefaultParagraphFont" style:family="text">
      <style:text-properties style:font-name="Consolas" style:font-name-asian="Consolas" style:font-name-complex="Consolas" fo:color="#718C00" fo:font-size="10.5pt" style:font-size-asian="10.5pt" style:font-size-complex="10.5pt" fo:language="en" fo:country="US"/>
    </style:style>
    <style:style style:name="T154" style:parent-style-name="DefaultParagraphFont" style:family="text">
      <style:text-properties style:font-name="Consolas" style:font-name-asian="Consolas" style:font-name-complex="Consolas" fo:color="#4D4D4C" fo:font-size="10.5pt" style:font-size-asian="10.5pt" style:font-size-complex="10.5pt" fo:language="en" fo:country="US"/>
    </style:style>
    <style:style style:name="T155" style:parent-style-name="DefaultParagraphFont" style:family="text">
      <style:text-properties style:font-name="Consolas" style:font-name-asian="Consolas" style:font-name-complex="Consolas" fo:color="#4D4D4C" fo:font-size="10.5pt" style:font-size-asian="10.5pt" style:font-size-complex="10.5pt" fo:language="en" fo:country="US"/>
    </style:style>
    <style:style style:name="T15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4D4D4C" fo:font-size="10.5pt" style:font-size-asian="10.5pt" style:font-size-complex="10.5pt" fo:language="en" fo:country="US"/>
    </style:style>
    <style:style style:name="T157" style:parent-style-name="DefaultParagraphFont" style:family="text">
      <style:text-properties style:font-name="Consolas" style:font-name-asian="Consolas" style:font-name-complex="Consolas" fo:color="#4D4D4C" fo:font-size="10.5pt" style:font-size-asian="10.5pt" style:font-size-complex="10.5pt" fo:language="en" fo:country="US"/>
    </style:style>
    <style:style style:name="P158" style:parent-style-name="Normal" style:family="paragraph">
      <style:text-properties style:font-name="Consolas" style:font-name-asian="Consolas" style:font-name-complex="Consolas" fo:color="#4D4D4C" fo:font-size="10.5pt" style:font-size-asian="10.5pt" style:font-size-complex="10.5pt" fo:language="en" fo:country="US"/>
    </style:style>
    <style:style style:name="P159" style:parent-style-name="Normal" style:family="paragraph">
      <style:text-properties fo:color="#484848" fo:font-size="10.5pt" style:font-size-asian="10.5pt" style:font-size-complex="10.5pt" fo:background-color="#FFFFFF"/>
    </style:style>
    <style:style style:name="P160" style:parent-style-name="Normal" style:family="paragraph">
      <style:text-properties fo:color="#484848" fo:font-size="10.5pt" style:font-size-asian="10.5pt" style:font-size-complex="10.5pt" fo:background-color="#FFFFFF"/>
    </style:style>
    <style:style style:name="P161" style:parent-style-name="Normal" style:family="paragraph">
      <style:text-properties fo:color="#484848" fo:font-size="10.5pt" style:font-size-asian="10.5pt" style:font-size-complex="10.5pt" fo:background-color="#FFFFFF"/>
    </style:style>
    <style:style style:name="P162" style:parent-style-name="Normal" style:family="paragraph">
      <style:text-properties fo:color="#484848" fo:font-size="10.5pt" style:font-size-asian="10.5pt" style:font-size-complex="10.5pt" fo:background-color="#FFFFFF"/>
    </style:style>
    <style:style style:name="P163" style:parent-style-name="Normal" style:family="paragraph">
      <style:text-properties fo:color="#484848" fo:font-size="10.5pt" style:font-size-asian="10.5pt" style:font-size-complex="10.5pt" fo:background-color="#FFFFFF"/>
    </style:style>
    <style:style style:name="P164" style:parent-style-name="Normal" style:family="paragraph">
      <style:text-properties fo:color="#484848" fo:font-size="10.5pt" style:font-size-asian="10.5pt" style:font-size-complex="10.5pt" fo:background-color="#FFFFFF"/>
    </style:style>
    <style:style style:name="P165" style:parent-style-name="Normal" style:family="paragraph">
      <style:text-properties fo:color="#484848" fo:font-size="10.5pt" style:font-size-asian="10.5pt" style:font-size-complex="10.5pt" fo:background-color="#FFFFFF"/>
    </style:style>
    <style:style style:name="P166" style:parent-style-name="Normal" style:family="paragraph">
      <style:text-properties fo:color="#484848" fo:font-size="10.5pt" style:font-size-asian="10.5pt" style:font-size-complex="10.5pt" fo:background-color="#FFFFFF"/>
    </style:style>
    <style:style style:name="P167" style:parent-style-name="Normal" style:family="paragraph">
      <style:text-properties fo:color="#484848" fo:font-size="10.5pt" style:font-size-asian="10.5pt" style:font-size-complex="10.5pt" fo:background-color="#FFFFFF"/>
    </style:style>
    <style:style style:name="P168" style:parent-style-name="Normal" style:family="paragraph">
      <style:text-properties fo:color="#484848" fo:font-size="10.5pt" style:font-size-asian="10.5pt" style:font-size-complex="10.5pt" fo:background-color="#FFFFFF"/>
    </style:style>
    <style:style style:name="P169" style:parent-style-name="Normal" style:family="paragraph">
      <style:text-properties fo:color="#484848" fo:font-size="10.5pt" style:font-size-asian="10.5pt" style:font-size-complex="10.5pt" fo:background-color="#FFFFFF"/>
    </style:style>
    <style:style style:name="P170" style:parent-style-name="Normal" style:family="paragraph">
      <style:text-properties fo:color="#484848" fo:font-size="10.5pt" style:font-size-asian="10.5pt" style:font-size-complex="10.5pt" fo:background-color="#FFFFFF"/>
    </style:style>
    <style:style style:name="P171" style:parent-style-name="Normal" style:family="paragraph">
      <style:text-properties fo:color="#484848" fo:font-size="10.5pt" style:font-size-asian="10.5pt" style:font-size-complex="10.5pt" fo:background-color="#FFFFFF"/>
    </style:style>
    <style:style style:name="P172" style:parent-style-name="Normal" style:family="paragraph">
      <style:text-properties fo:color="#484848" fo:font-size="10.5pt" style:font-size-asian="10.5pt" style:font-size-complex="10.5pt" fo:background-color="#FFFFFF"/>
    </style:style>
    <style:style style:name="P173" style:parent-style-name="Normal" style:family="paragraph">
      <style:text-properties fo:color="#484848" fo:font-size="10.5pt" style:font-size-asian="10.5pt" style:font-size-complex="10.5pt" fo:background-color="#FFFFFF"/>
    </style:style>
    <style:style style:name="P174" style:parent-style-name="Normal" style:family="paragraph">
      <style:text-properties fo:color="#484848" fo:font-size="10.5pt" style:font-size-asian="10.5pt" style:font-size-complex="10.5pt" fo:background-color="#FFFFFF"/>
    </style:style>
    <style:style style:name="P175" style:parent-style-name="Normal" style:family="paragraph">
      <style:text-properties fo:color="#484848" fo:font-size="10.5pt" style:font-size-asian="10.5pt" style:font-size-complex="10.5pt" fo:background-color="#FFFFFF"/>
    </style:style>
    <style:style style:name="P176" style:parent-style-name="Normal" style:family="paragraph">
      <style:text-properties fo:color="#484848" fo:font-size="10.5pt" style:font-size-asian="10.5pt" style:font-size-complex="10.5pt" fo:background-color="#FFFFFF"/>
    </style:style>
    <style:style style:name="P177" style:parent-style-name="Normal" style:family="paragraph">
      <style:text-properties fo:color="#484848" fo:font-size="10.5pt" style:font-size-asian="10.5pt" style:font-size-complex="10.5pt" fo:background-color="#FFFFFF"/>
    </style:style>
    <style:style style:name="P178" style:parent-style-name="Normal" style:family="paragraph">
      <style:text-properties fo:color="#484848" fo:font-size="10.5pt" style:font-size-asian="10.5pt" style:font-size-complex="10.5pt" fo:background-color="#FFFFFF"/>
    </style:style>
    <style:style style:name="P179" style:parent-style-name="Normal" style:family="paragraph">
      <style:text-properties fo:color="#484848" fo:font-size="10.5pt" style:font-size-asian="10.5pt" style:font-size-complex="10.5pt" fo:background-color="#FFFFFF"/>
    </style:style>
    <style:style style:name="P180" style:parent-style-name="Normal" style:family="paragraph">
      <style:text-properties fo:color="#484848" fo:font-size="10.5pt" style:font-size-asian="10.5pt" style:font-size-complex="10.5pt" fo:background-color="#FFFFFF"/>
    </style:style>
    <style:style style:name="P181" style:parent-style-name="Normal" style:family="paragraph">
      <style:text-properties fo:color="#484848" fo:font-size="10.5pt" style:font-size-asian="10.5pt" style:font-size-complex="10.5pt" fo:background-color="#FFFFFF"/>
    </style:style>
    <style:style style:name="P182" style:parent-style-name="Normal" style:family="paragraph">
      <style:text-properties fo:color="#484848" fo:font-size="10.5pt" style:font-size-asian="10.5pt" style:font-size-complex="10.5pt" fo:background-color="#FFFFFF"/>
    </style:style>
    <style:style style:name="P183" style:parent-style-name="Normal" style:family="paragraph">
      <style:text-properties fo:color="#484848" fo:font-size="10.5pt" style:font-size-asian="10.5pt" style:font-size-complex="10.5pt" fo:background-color="#FFFFFF"/>
    </style:style>
    <style:style style:name="P184" style:parent-style-name="Normal" style:family="paragraph">
      <style:text-properties fo:color="#484848" fo:font-size="10.5pt" style:font-size-asian="10.5pt" style:font-size-complex="10.5pt" fo:background-color="#FFFFFF"/>
    </style:style>
    <style:style style:name="P185" style:parent-style-name="Normal" style:family="paragraph"/>
    <style:style style:name="T186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87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88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89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90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T191" style:parent-style-name="Hyperlink" style:family="text">
      <style:text-properties fo:font-size="10.5pt" style:font-size-asian="10.5pt" style:font-size-complex="10.5pt" fo:background-color="#FFFFFF" fo:language="en" fo:country="US"/>
    </style:style>
    <style:style style:name="T192" style:parent-style-name="DefaultParagraphFont" style:family="text">
      <style:text-properties fo:color="#484848" fo:font-size="10.5pt" style:font-size-asian="10.5pt" style:font-size-complex="10.5pt" fo:background-color="#FFFFFF" fo:language="en" fo:country="US"/>
    </style:style>
    <style:style style:name="P193" style:parent-style-name="Normal" style:family="paragraph"/>
    <style:style style:name="T194" style:parent-style-name="DefaultParagraphFont" style:family="text">
      <style:text-properties fo:color="#484848" fo:font-size="10.5pt" style:font-size-asian="10.5pt" style:font-size-complex="10.5pt" fo:background-color="#FFFFFF"/>
    </style:style>
    <style:style style:name="T195" style:parent-style-name="DefaultParagraphFont" style:family="text">
      <style:text-properties fo:color="#484848" fo:font-size="10.5pt" style:font-size-asian="10.5pt" style:font-size-complex="10.5pt" fo:background-color="#FFFFFF"/>
    </style:style>
    <style:style style:name="T196" style:parent-style-name="Hyperlink" style:family="text">
      <style:text-properties fo:font-size="10.5pt" style:font-size-asian="10.5pt" style:font-size-complex="10.5pt" fo:background-color="#FFFFFF"/>
    </style:style>
    <style:style style:name="T197" style:parent-style-name="DefaultParagraphFont" style:family="text">
      <style:text-properties fo:color="#484848" fo:font-size="10.5pt" style:font-size-asian="10.5pt" style:font-size-complex="10.5pt" fo:background-color="#FFFFFF"/>
    </style:style>
    <style:style style:name="T198" style:parent-style-name="DefaultParagraphFont" style:family="text">
      <style:text-properties fo:color="#484848" fo:font-size="10.5pt" style:font-size-asian="10.5pt" style:font-size-complex="10.5pt" fo:background-color="#FFFFFF"/>
    </style:style>
    <style:style style:name="P199" style:parent-style-name="Normal" style:family="paragraph">
      <style:text-properties fo:color="#484848" fo:background-color="#FFFFFF"/>
    </style:style>
    <style:style style:name="P200" style:parent-style-name="Normal" style:family="paragraph">
      <style:text-properties fo:color="#484848" fo:background-color="#FFFFFF"/>
    </style:style>
  </office:automatic-styles>
  <office:body>
    <office:text text:use-soft-page-breaks="true">
      <text:h text:style-name="P1" text:outline-level="2">‘Questions for the course “Linux Command Line<text:s/>201",<text:s/>4 February 2026</text:h>
      <text:p text:style-name="Normal"/>
      <text:p text:style-name="Normal">Please note the following:</text:p>
      <text:list text:style-name="LFO18" text:continue-numbering="true">
        <text:list-item>
          <text:p text:style-name="P3">Add your questions below, numbering them continuously.<text:s/></text:p>
        </text:list-item>
        <text:list-item>
          <text:p text:style-name="P4">Be careful in case someone else is writing at the same time.</text:p>
        </text:list-item>
        <text:list-item>
          <text:p text:style-name="P5"><text:span text:style-name="T6">Please<text:s/></text:span><text:span text:style-name="T7">DO NOT</text:span><text:span text:style-name="T8"><text:s/>delete your questions even when they have been answered, as we are planning to use them to improve our material.</text:span></text:p>
        </text:list-item>
        <text:list-item>
          <text:p text:style-name="P9">Do not share any sensitive information as this document is accessible to anyone with the correct link.</text:p>
        </text:list-item>
        <text:list-item>
          <text:p text:style-name="P10">You can start a new line within a question by pressing &lt;SHIFT&gt; + &lt;ENTER&gt;.</text:p>
        </text:list-item>
      </text:list>
      <text:list text:style-name="LFO21" text:continue-numbering="true">
        <text:list-item>
          <text:p text:style-name="P11"><text:span text:style-name="T12">Important info page:<text:s/></text:span><text:a xlink:href="https://umeauniversity.sharepoint.com/:w:/s/HPC2N630/IQBunrsmVEdHQK83ZwRbe8pKAV8qX_yz6iBeJNIgjy607_U?e=T2MDI9" office:target-frame-name="_top" xlink:show="replace"><text:span text:style-name="T13">https://umeauniversity.sharepoint.com/:w:/s/HPC2N630/IQBunrsmVEdHQK83ZwRbe8pKAV8qX_yz6iBeJNIgjy607_U?e=T2MDI9</text:span></text:a><text:span text:style-name="T14"><text:s/></text:span><text:span text:style-name="T15"><text:s/></text:span><text:span text:style-name="T16"><text:s/></text:span><text:span text:style-name="T17"><text:s/></text:span></text:p>
        </text:list-item>
        <text:list-item>
          <text:p text:style-name="P18"><text:span text:style-name="T19">You can run on your own (Linux) computer or on your favorite HPC cluster (that you already have access to).</text:span></text:p>
        </text:list-item>
        <text:list-item>
          <text:p text:style-name="P20">Prepare<text:s/></text:p>
          <text:list text:continue-numbering="true">
            <text:list-item>
              <text:p text:style-name="P21"><text:span text:style-name="T22">Do<text:s/></text:span><text:span text:style-name="T23">one<text:s/></text:span><text:span text:style-name="T24">of:</text:span></text:p>
              <text:list text:continue-numbering="true">
                <text:list-item>
                  <text:p text:style-name="P25">Open a terminal on your Linux/macOS computer<text:s/></text:p>
                </text:list-item>
                <text:list-item>
                  <text:p text:style-name="P26">Login to<text:s/>the compute cluster you are using<text:s text:c="2"/></text:p>
                </text:list-item>
              </text:list>
            </text:list-item>
            <text:list-item>
              <text:p text:style-name="P27">Create a directory to use for the course, change to that, and then you may get the course material from GitHub using<text:s/>EITHER<text:s/>OF:<text:s/></text:p>
              <text:list text:continue-numbering="true">
                <text:list-item>
                  <text:p text:style-name="P28"><text:span text:style-name="T29">git clone</text:span><text:span text:style-name="T30"><text:s/></text:span><text:a xlink:href="https://github.com/UPPMAX/linux-command-line-201.git" office:target-frame-name="_top" xlink:show="replace"><text:span text:style-name="T31">https://github.com/UPPMAX/linux-command-line-201.git</text:span></text:a><text:span text:style-name="T32"><text:s/></text:span></text:p>
                </text:list-item>
                <text:list-item>
                  <text:p text:style-name="P33"><text:span text:style-name="T34">wget<text:s/></text:span><text:a xlink:href="https://github.com/UPPMAX/linux-command-line-201/raw/refs/heads/main/exercises.tar.gz" office:target-frame-name="_top" xlink:show="replace"><text:span text:style-name="T35">https://github.com/UPPMAX/linux-command-line-201/raw/refs/heads/main/exercises.tar.gz</text:span></text:a><text:span text:style-name="T36"><text:s/></text:span><text:span text:style-name="T37"><text:s/></text:span></text:p>
                  <text:list text:continue-numbering="true">
                    <text:list-item>
                      <text:p text:style-name="P38"><text:span text:style-name="T39">If you did this, you also need to do</text:span><text:span text:style-name="T40"><text:s/></text:span></text:p>
                      <text:list text:continue-numbering="true">
                        <text:list-item>
                          <text:p text:style-name="P41">tar zxvf exercises.tar.gz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text:style-name="LFO2" text:continue-numbering="true">
        <text:list-item>
          <text:p text:style-name="P43">Who<text:s/>is watching this document?</text:p>
          <text:list text:continue-numbering="true">
            <text:list-item>
              <text:p text:style-name="P44"><text:span text:style-name="T45">[RB] me<text:s/></text:span><text:span text:style-name="T46">😊! Hit me with your question!</text:span></text:p>
            </text:list-item>
          </text:list>
        </text:list-item>
        <text:list-item>
          <text:p text:style-name="P47">When does it make sense to use more over less?</text:p>
          <text:list text:continue-numbering="true">
            <text:list-item>
              <text:p text:style-name="P48"><text:span text:style-name="T49">[RB] When you do not care about the extra functionality that `less` has. You are right: `less` does –funnily- more<text:s/></text:span><text:span text:style-name="T50">😊</text:span><text:span text:style-name="T51"><text:s/>- Thank you!</text:span><text:span text:style-name="T52"><text:s/>[RB] Happy to help!</text:span><text:line-break/></text:p>
            </text:list-item>
          </text:list>
        </text:list-item>
        <text:list-item>
          <text:p text:style-name="P53">Is less much slower than more when working on very large files?</text:p>
          <text:list text:continue-numbering="true">
            <text:list-item>
              <text:p text:style-name="P54"><text:span text:style-name="T55">[RB] Theoretically: yes. Practically: unsure, these programs are decades old</text:span><text:span text:style-name="T56"><text:s/>and use rather little memory themselves</text:span><text:span text:style-name="T57">!</text:span><text:line-break/><text:line-break/><text:span text:style-name="T58">Did that answer your question?</text:span></text:p>
            </text:list-item>
            <text:list-item>
              <text:p text:style-name="P59">Not really, i sometimes need to get a part from a very large file and do more on that part.</text:p>
            </text:list-item>
            <text:list-item>
              <text:p text:style-name="P60">[RB] Does either of the two work? I cannot predict here, as I do not know the file size (and even then: maybe 1 GB works, where 5 GB may not ...). In general, maybe you want to use a script instead ...</text:p>
            </text:list-item>
            <text:list-item>
              <text:p text:style-name="P61"><text:span text:style-name="T62">The files are around 5GB, and i first use grep –A 2000 and then pipe to more but that is slow.</text:span><text:line-break/><text:span text:style-name="T63">[RB] Hmmm, is this faster: `cat yourfile.txt | grep –A 2000 | head –n 100`: it only displays the lines 2000-2100...<text:s/></text:span><text:line-break/><text:line-break/><text:span text:style-name="T64">I do read that `less` and `more` both are able to handle large files efficiently (i.e. they do not load the whole file in memory). Maybe your problem<text:s/></text:span><text:span text:style-name="T65">(i.e. viewing large files fast)<text:s/></text:span><text:span text:style-name="T66">cannot be fixed.</text:span><text:span text:style-name="T67"><text:s/>Using a script may be a good alternative to archieve what you need.</text:span><text:line-break/><text:line-break/><text:span text:style-name="T68">[RB]<text:s/></text:span><text:span text:style-name="T69">Did that answer your question well enough?</text:span><text:line-break/></text:p>
            </text:list-item>
          </text:list>
        </text:list-item>
      </text:list>
      <text:p text:style-name="P70"><text:span text:style-name="T71">I think that grep takes the most time, are there faster ways to search?</text:span><text:line-break/><text:line-break/><text:span text:style-name="T72">[RB] Maybe `grep –A 2000` can be replaced by<text:s/></text:span><text:span text:style-name="T73">`tail –n<text:s/></text:span><text:span text:style-name="T74">+</text:span><text:span text:style-name="T75">2000 yourfile.txt'</text:span></text:p>
      <text:p text:style-name="P76"/>
      <text:p text:style-name="P77"><text:span text:style-name="T78">I actually do: grep –A 2000 “^Time = 1000” log | more</text:span><text:line-break/><text:line-break/><text:span text:style-name="T79">[RB] Aha, I checked the grep manual. So you want to see the 2000 lines after a match.</text:span><text:line-break/><text:line-break/><text:span text:style-name="T80">Yes</text:span><text:line-break/><text:line-break/><text:span text:style-name="T81">[RB] I predict it cannot be made faster</text:span><text:span text:style-name="T82"><text:s/>without more information</text:span><text:span text:style-name="T83">. Sure, you can reduce the 2000. Maybe grep can stop after a first hit (i.e. it does not need to look for a second match)?<text:s/></text:span><text:line-break/></text:p>
      <text:p text:style-name="P84"><text:span text:style-name="T85">Yes, i am happy with the first hit.</text:span><text:line-break/><text:line-break/><text:span text:style-name="T86">[RB] Then maybe: `grep –</text:span><text:span text:style-name="T87">-</text:span><text:span text:style-name="T88">m</text:span><text:span text:style-name="T89">ax-count</text:span><text:span text:style-name="T90"><text:s/>1 –A 2000 “^Time = 1000” log | more`. The -</text:span><text:span text:style-name="T91"><text:s/>-max-count</text:span><text:span text:style-name="T92"><text:s/>means<text:s/></text:span><text:span text:style-name="T93">tha</text:span><text:span text:style-name="T94">t grep will stop after a first match.</text:span><text:span text:style-name="T95"><text:s/>Maybe that works faster?</text:span><text:line-break/></text:p>
      <text:p text:style-name="P96">I think it went a bit faster,<text:s/>17 s user time compared to 18 s before –max-count 1. Thanks /Örjan</text:p>
      <text:p text:style-name="P97"><text:line-break/><text:span text:style-name="T98">[RB]<text:s/></text:span><text:span text:style-name="T99">Great! I am curious h</text:span><text:span text:style-name="T100">ow much</text:span><text:span text:style-name="T101">, but no need to answer: the course comes first<text:s/></text:span><text:span text:style-name="T102">😊</text:span><text:span text:style-name="T103"><text:s/>.</text:span><text:span text:style-name="T104"><text:s/>Tip</text:span><text:span text:style-name="T105">: use `time`, like this: ` time grep –-max-count 1 –A 2000 “^Time = 1000” log`<text:s/></text:span><text:span text:style-name="T106">. The command `time` helps you measure the speed something takes.</text:span><text:line-break/><text:line-break/></text:p>
      <text:list text:style-name="LFO2" text:continue-numbering="true">
        <text:list-item>
          <text:p text:style-name="P107">Muahaha is the last line of the file right? Why is it not printed when calling the last two lines?</text:p>
          <text:list text:continue-numbering="true">
            <text:list-item>
              <text:p text:style-name="P108"><text:span text:style-name="T109">[RB] Unsure. What is the command you used?</text:span><text:span text:style-name="T110"><text:s/></text:span><text:line-break/><text:line-break/><text:span text:style-name="T111">The same as Brigitte, she also gets this, I see it on the screen</text:span><text:line-break/><text:line-break/><text:span text:style-name="T112">[RB] Do you run it in the same folder as her? I can imagine that to be a difference.</text:span><text:line-break/></text:p>
            </text:list-item>
            <text:list-item>
              <text:p text:style-name="P113"><text:span text:style-name="T114">Nevermind! For some reason it works</text:span><text:line-break/><text:line-break/><text:span text:style-name="T115">[RB] Yay!</text:span><text:line-break/></text:p>
            </text:list-item>
            <text:list-item>
              <text:p text:style-name="P116"><text:span text:style-name="T117">But why did Brigittes command show the<text:s/></text:span><text:span text:style-name="T118">muhahaha?</text:span><text:line-break/><text:line-break/><text:span text:style-name="T119">[RB] Unknown. It can be that she has a newer/older tarball and/or<text:s/></text:span><text:span text:style-name="T120">she/you<text:s/></text:span><text:span text:style-name="T121">modified the file by hand/accident/etc.</text:span><text:span text:style-name="T122">..?<text:s/></text:span><text:span text:style-name="T123">It would help me to get the command<text:s/></text:span><text:span text:style-name="T124">you</text:span><text:span text:style-name="T125"><text:s/>used: I cannot answer questions and follow the lecture at the same time<text:s/></text:span><text:span text:style-name="T126">😊</text:span><text:span text:style-name="T127"><text:s/></text:span><text:line-break/><text:line-break/><text:span text:style-name="T128">I see, thanks anyway!</text:span><text:line-break/><text:line-break/><text:span text:style-name="T129">[RB] Happy to help!</text:span></text:p>
            </text:list-item>
          </text:list>
        </text:list-item>
        <text:list-item>
          <text:p text:style-name="P130"><text:span text:style-name="T131">Hi is pi</text:span><text:span text:style-name="T132">pe a special case of redirect?</text:span></text:p>
          <text:list text:continue-numbering="true">
            <text:list-item>
              <text:p text:style-name="P133">[RB] You could argue so:<text:s/>the second program<text:s/>takes input from stdin, which it gets from the stdout of the first program.</text:p>
            </text:list-item>
          </text:list>
        </text:list-item>
        <text:list-item>
          <text:p text:style-name="P134">[AJ] Would the use of echo to append data to the end of a file, while running heavy compute (e.g. PyTorch training), cause heavy load? I’m interested in benchmarking the training process, but also I don’t want to make the logging process heavy either.<text:s/></text:p>
          <text:list text:continue-numbering="true">
            <text:list-item>
              <text:p text:style-name="P135"><text:span text:style-name="T136">[RB] Nope<text:s/></text:span><text:span text:style-name="T137">😊</text:span><text:span text:style-name="T138"><text:s/>. This goes as fast as it can go: appending does not open the whole file in memory (it does something smarter).</text:span></text:p>
            </text:list-item>
            <text:list-item>
              <text:p text:style-name="P139">[AJ] Aha! OK. Since it doesn’t open the file and only appends it, it should be (theoretically) much faster than writing a txt via standard Python libraries. ⚡</text:p>
            </text:list-item>
            <text:list-item>
              <text:p text:style-name="P140"><text:span text:style-name="T141">[RB] Yes! There are probably Python libraries that can do the trick done by Bash too, I just don’t know their names</text:span><text:span text:style-name="T142">.</text:span><text:line-break/><text:line-break/><text:span text:style-name="T143">Note: I just read:</text:span><text:line-break/><text:line-break/><text:span text:style-name="T144">with</text:span><text:span text:style-name="T145"><text:s/>open(</text:span><text:span text:style-name="T146">"test.txt"</text:span><text:span text:style-name="T147">,<text:s/></text:span><text:span text:style-name="T148">"a"</text:span><text:span text:style-name="T149">)<text:s/></text:span><text:span text:style-name="T150">as</text:span><text:span text:style-name="T151"><text:s/>myfile:</text:span><text:line-break/><text:span text:style-name="T152"><text:s text:c="4"/>myfile.write(</text:span><text:span text:style-name="T153">"appended text"</text:span><text:span text:style-name="T154">)</text:span><text:line-break/><text:line-break/><text:span text:style-name="T155">Does the same thing! I am<text:s/></text:span><text:span text:style-name="T156">unsure</text:span><text:span text:style-name="T157"><text:s/>if it does, but I would bet on it.</text:span></text:p>
            </text:list-item>
            <text:list-item>
              <text:p text:style-name="P158">[AJ] Got it!</text:p>
            </text:list-item>
            <text:list-item>
              <text:p text:style-name="P159">[RB] Yay!</text:p>
            </text:list-item>
          </text:list>
        </text:list-item>
        <text:list-item>
          <text:p text:style-name="P160">PLACEHOLDER</text:p>
        </text:list-item>
        <text:list-item>
          <text:p text:style-name="P161">PLACEHOLDER</text:p>
        </text:list-item>
        <text:list-item>
          <text:p text:style-name="P162">PLACEHOLDER</text:p>
        </text:list-item>
        <text:list-item>
          <text:p text:style-name="P163">PLACEHOLDER</text:p>
        </text:list-item>
        <text:list-item>
          <text:p text:style-name="P164">PLACEHOLDER</text:p>
        </text:list-item>
        <text:list-item>
          <text:p text:style-name="P165">PLACEHOLDER</text:p>
        </text:list-item>
        <text:list-item>
          <text:p text:style-name="P166">PLACEHOLDER</text:p>
        </text:list-item>
        <text:list-item>
          <text:p text:style-name="P167">PLACEHOLDER</text:p>
        </text:list-item>
        <text:list-item>
          <text:p text:style-name="P168">PLACEHOLDER</text:p>
        </text:list-item>
        <text:list-item>
          <text:p text:style-name="P169">PLACEHOLDER</text:p>
        </text:list-item>
        <text:list-item>
          <text:p text:style-name="P170">PLACEHOLDER</text:p>
        </text:list-item>
        <text:list-item>
          <text:p text:style-name="P171">PLACEHOLDER</text:p>
        </text:list-item>
        <text:list-item>
          <text:p text:style-name="P172">PLACEHOLDER</text:p>
        </text:list-item>
        <text:list-item>
          <text:p text:style-name="P173">PLACEHOLDER</text:p>
        </text:list-item>
        <text:list-item>
          <text:p text:style-name="P174">PLACEHOLDER</text:p>
        </text:list-item>
        <text:list-item>
          <text:p text:style-name="P175">PLACEHOLDER</text:p>
        </text:list-item>
        <text:list-item>
          <text:p text:style-name="P176">PLACEHOLDER</text:p>
        </text:list-item>
        <text:list-item>
          <text:p text:style-name="P177">PLACEHOLDER</text:p>
        </text:list-item>
        <text:list-item>
          <text:p text:style-name="P178">PLACEHOLDER</text:p>
        </text:list-item>
        <text:list-item>
          <text:p text:style-name="P179">PLACEHOLDER</text:p>
        </text:list-item>
        <text:list-item>
          <text:p text:style-name="P180">PLACEHOLDER</text:p>
        </text:list-item>
        <text:list-item>
          <text:p text:style-name="P181">PLACEHOLDER</text:p>
        </text:list-item>
        <text:list-item>
          <text:p text:style-name="P182">PLACEHOLDER</text:p>
        </text:list-item>
        <text:list-item>
          <text:p text:style-name="P183">PLACEHOLDER</text:p>
        </text:list-item>
        <text:list-item>
          <text:p text:style-name="P184">PLACEHOLDER</text:p>
        </text:list-item>
        <text:list-item>
          <text:p text:style-name="P185"><text:span text:style-name="T186">HPC2N</text:span><text:span text:style-name="T187">’s</text:span><text:span text:style-name="T188"><text:s/>YouTube channel will have the recordings</text:span><text:span text:style-name="T189">, probably<text:s/></text:span><text:span text:style-name="T190">tomorrow:<text:s/></text:span><text:a xlink:href="https://www.youtube.com/user/HPC2N/videos" office:target-frame-name="_top" xlink:show="replace"><text:span text:style-name="T191">https://www.youtube.com/user/HPC2N/videos</text:span></text:a><text:span text:style-name="T192"><text:s/></text:span></text:p>
        </text:list-item>
        <text:list-item>
          <text:p text:style-name="P193"><text:span text:style-name="T194">Evaluation survey:</text:span><text:span text:style-name="T195"><text:s/></text:span><text:a xlink:href="https://forms.office.com/e/WqYafTj557" office:target-frame-name="_top" xlink:show="replace"><text:span text:style-name="T196">https://forms.office.com/e/WqYafTj557</text:span></text:a><text:span text:style-name="T197"><text:s/></text:span><text:span text:style-name="T198"><text:s/></text:span></text:p>
        </text:list-item>
      </text:list>
      <text:p text:style-name="P199"/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format="1" text:start-value="2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 text:start-value="2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format="1" text:start-value="2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 text:start-value="2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format="1" text:start-value="2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 text:start-value="2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text-properties style:font-name="Calibri" style:font-name-asian="Calibri" style:font-name-complex="Calibri" fo:color="#000000" fo:font-size="8pt" style:font-size-asian="8pt" style:font-size-complex="8pt"/>
    </style:style>
    <style:style style:family="graphic" style:name="a0" style:parent-style-name="Graphics">
      <style:graphic-properties fo:wrap-option="no-wrap" fo:border="0.01042in none" fo:padding-top="0.20833in" fo:padding-bottom="0in" fo:padding-left="0in" fo:padding-right="0.27778in" fo:background-color="transparent" draw:textarea-vertical-align="top" draw:textarea-horizontal-align="left" style:wrap="run-through" style:run-through="foreground" style:horizontal-rel="page" style:vertical-rel="page" style:horizontal-pos="right" style:vertical-pos="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60288" draw:id="id0" draw:style-name="a0" draw:name="Text Box 3" text:anchor-type="paragraph" svg:x="0in" svg:y="0in" svg:width="1.16319in" svg:height="0.36458in" style:rel-width="scale" style:rel-height="scale"><draw:text-box><text:p text:style-name="P2">Begränsad delning</text:p></draw:text-box><svg:title/><svg:desc>Begränsad delning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est User</dc:creator>
    <meta:creation-date>2026-02-05T10:22:00Z</meta:creation-date>
    <dc:date>2026-02-05T10:22:00Z</dc:date>
    <meta:template xlink:href="Normal.dotm" xlink:type="simple"/>
    <meta:editing-cycles>45</meta:editing-cycles>
    <meta:editing-duration>PT0S</meta:editing-duration>
    <meta:user-defined meta:name="ContentTypeId">0x010100A927D93309392348B87F9503A5215CAA</meta:user-defined>
    <meta:user-defined meta:name="MediaServiceImageTags"/>
    <meta:user-defined meta:name="ClassificationContentMarkingHeaderShapeIds">39468d7e,464d6dd8,395dd819</meta:user-defined>
    <meta:user-defined meta:name="ClassificationContentMarkingHeaderFontProps">#000000,8,Calibri</meta:user-defined>
    <meta:user-defined meta:name="ClassificationContentMarkingHeaderText">Begränsad delning</meta:user-defined>
    <meta:document-statistic meta:page-count="1" meta:paragraph-count="12" meta:word-count="911" meta:character-count="6096" meta:row-count="43" meta:non-whitespace-character-count="5197"/>
  </office:meta>
</office:document-meta>
</file>